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32d9" officeooo:paragraph-rsid="000a32d9"/>
    </style:style>
    <style:style style:name="P2" style:family="paragraph" style:parent-style-name="Standard" style:list-style-name="L1">
      <style:text-properties officeooo:paragraph-rsid="000ca981"/>
    </style:style>
    <style:style style:name="P3" style:family="paragraph" style:parent-style-name="Standard" style:list-style-name="L1">
      <style:text-properties officeooo:paragraph-rsid="000dd893"/>
    </style:style>
    <style:style style:name="P4" style:family="paragraph" style:parent-style-name="Standard" style:list-style-name="L1">
      <style:text-properties officeooo:rsid="000ac41d" officeooo:paragraph-rsid="000ac41d"/>
    </style:style>
    <style:style style:name="P5" style:family="paragraph" style:parent-style-name="Standard" style:list-style-name="L1">
      <style:text-properties officeooo:rsid="000ac41d" officeooo:paragraph-rsid="000ca981"/>
    </style:style>
    <style:style style:name="P6" style:family="paragraph" style:parent-style-name="Standard" style:list-style-name="L1">
      <style:text-properties officeooo:rsid="000bd32b" officeooo:paragraph-rsid="000bd32b"/>
    </style:style>
    <style:style style:name="P7" style:family="paragraph" style:parent-style-name="Standard" style:list-style-name="L1">
      <style:text-properties officeooo:rsid="000ca981" officeooo:paragraph-rsid="000ca981"/>
    </style:style>
    <style:style style:name="P8" style:family="paragraph" style:parent-style-name="Standard" style:list-style-name="L1">
      <style:text-properties officeooo:rsid="000daa19" officeooo:paragraph-rsid="000daa19"/>
    </style:style>
    <style:style style:name="P9" style:family="paragraph" style:parent-style-name="Standard" style:list-style-name="L1">
      <style:text-properties officeooo:rsid="000a32d9" officeooo:paragraph-rsid="000ca981"/>
    </style:style>
    <style:style style:name="P10" style:family="paragraph" style:parent-style-name="Standard" style:list-style-name="L1">
      <style:text-properties officeooo:rsid="000dd893" officeooo:paragraph-rsid="000dd893"/>
    </style:style>
    <style:style style:name="T1" style:family="text">
      <style:text-properties officeooo:rsid="000ac41d"/>
    </style:style>
    <style:style style:name="T2" style:family="text">
      <style:text-properties officeooo:rsid="000ca981"/>
    </style:style>
    <style:style style:name="T3" style:family="text">
      <style:text-properties officeooo:rsid="000dd893"/>
    </style:style>
    <style:style style:name="T4" style:family="text">
      <style:text-properties officeooo:rsid="000ee1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:</text:p>
      <text:list text:style-name="L1">
        <text:list-item>
          <text:p text:style-name="P4">Заходим в <text:a xlink:type="simple" xlink:href="https://confluence.desy.de/display/BI/Belle+II+Newcomers" text:style-name="Internet_20_link" text:visited-style-name="Visited_20_Internet_20_Link">https://confluence.desy.de/display/BI/Belle+II+Newcomers</text:a> (кстати там есть инструкция по регистрации)</text:p>
        </text:list-item>
        <text:list-item>
          <text:p text:style-name="P6">Там пункт 2 <text:span text:style-name="T2">(</text:span></text:p>
          <text:list>
            <text:list-item>
              <text:p text:style-name="P6">Пункт 1 <text:a xlink:type="simple" xlink:href="https://www2.kek.jp/uskek/eng/user/index.html" text:style-name="Internet_20_link" text:visited-style-name="Visited_20_Internet_20_Link">https://www2.kek.jp/uskek/eng/user/index.html</text:a> (опционально)</text:p>
            </text:list-item>
            <text:list-item>
              <text:p text:style-name="P2"><text:span text:style-name="T2">Переходим на </text:span><text:a xlink:type="simple" xlink:href="https://ccportal.kek.jp/" text:style-name="Internet_20_link" text:visited-style-name="Visited_20_Internet_20_Link">ccportal</text:a></text:p>
              <text:list>
                <text:list-item>
                  <text:p text:style-name="P7">Регистриуемся</text:p>
                  <text:list>
                    <text:list-item>
                      <text:p text:style-name="P7">Вводим почту </text:p>
                    </text:list-item>
                    <text:list-item>
                      <text:p text:style-name="P7">На почту прейдет письмо</text:p>
                    </text:list-item>
                    <text:list-item>
                      <text:p text:style-name="P7">В бивам все как в файле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Ваш представитель <text:span text:style-name="T4">института</text:span> должен дать вам ссылку на редистрациюв Desy</text:p>
        </text:list-item>
        <text:list-item>
          <text:p text:style-name="P9">Регистрация на сайте <text:a xlink:type="simple" xlink:href="http://confluence.desy.de/" text:style-name="Internet_20_link" text:visited-style-name="Visited_20_Internet_20_Link">http://confluence.desy.de</text:a> <text:span text:style-name="T1">(с помощью официального представителя)</text:span></text:p>
        </text:list-item>
        <text:list-item>
          <text:p text:style-name="P5">На email придет ссылка с данными</text:p>
          <text:list>
            <text:list-item>
              <text:p text:style-name="P3"><text:span text:style-name="T3">Переходим </text:span><text:a xlink:type="simple" xlink:href="https://registration.belle2.org/cgi-bin/certs_auth/request_form.pl" text:style-name="Internet_20_link" text:visited-style-name="Visited_20_Internet_20_Link">registration by certificate</text:a></text:p>
            </text:list-item>
            <text:list-item>
              <text:p text:style-name="P10">Сюда пишем имя логин которые вы получили с письмом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3:49:58.081776125</meta:creation-date>
    <dc:date>2023-04-21T17:10:40.032428536</dc:date>
    <meta:editing-duration>PT2H15M24S</meta:editing-duration>
    <meta:editing-cycles>7</meta:editing-cycles>
    <meta:generator>LibreOffice/7.4.6.2$Linux_X86_64 LibreOffice_project/40$Build-2</meta:generator>
    <meta:document-statistic meta:table-count="0" meta:image-count="0" meta:object-count="0" meta:page-count="1" meta:paragraph-count="14" meta:word-count="84" meta:character-count="596" meta:non-whitespace-character-count="537"/>
  </office:meta>
</office:document-meta>
</file>